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7.247cm" fo:margin-top="0cm" fo:margin-bottom="0cm" table:align="center" style:writing-mode="lr-tb"/>
    </style:style>
    <style:style style:name="Tabella1.A" style:family="table-column">
      <style:table-column-properties style:column-width="8.624cm"/>
    </style:style>
    <style:style style:name="Tabella1.B" style:family="table-column">
      <style:table-column-properties style:column-width="8.622cm"/>
    </style:style>
    <style:style style:name="Tabella1.1" style:family="table-row">
      <style:table-row-properties style:min-row-height="1.088cm" fo:keep-together="auto"/>
    </style:style>
    <style:style style:name="Tabella1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f6bc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Predefinito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style="italic" style:font-size-asian="10pt" style:font-style-asian="italic"/>
    </style:style>
    <style:style style:name="T6" style:family="text">
      <style:text-properties officeooo:rsid="001f6bc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ATICA EDILIZIA <text:s/>n° <text:span text:style-name="T6">[numero]</text:span></text:p>
      <text:p text:style-name="Standard"/>
      <text:p text:style-name="Standard">Richiesta autorizzazione paesaggistica presentata in data <text:span text:style-name="T1">[data_protocollo]</text:span><text:span text:style-name="T3"> </text:span>n. [protocollo] di protocollo</text:p>
      <text:p text:style-name="Standard"/>
      <text:p text:style-name="P1">OGGETTO: Autorizzazione Paesaggistica per <text:s/>[oggetto] [ubicazione]</text:p>
      <text:p text:style-name="Standard">RICHIEDENTE: [elenco_richiedenti]<text:span text:style-name="T2">.</text:span></text:p>
      <text:p text:style-name="Standard"><text:span text:style-name="T1">PROGETTISTA: [elenco_progettisti]</text:span></text:p>
      <text:p text:style-name="Standard"/>
      <text:p text:style-name="Standard">Zona <text:s/><text:span text:style-name="T6">[elenco_zone_prg]</text:span> del P.R.G. vigente</text:p>
      <text:p text:style-name="Standard">Zona <text:s/><text:span text:style-name="T6">[elenco_zone_ptcp_i]</text:span> del Piano Territoriale Regionale di Coordinamento Paesistico (assetto insediativo)</text:p>
      <text:p text:style-name="P4">Zona <text:s/><text:span text:style-name="T6">[elenco_zone_ptcp_g]</text:span> <text:s/>del Piano Territoriale Regionale di Coordinamento Paesistico (assetto geomorfologico)</text:p>
      <text:p text:style-name="P4">Zona <text:s/><text:span text:style-name="T6">[elenco_zone_ptcp_v]</text:span> <text:s/>del Piano Territoriale Regionale di Coordinamento Paesistico (assetto vegetativo)</text:p>
      <text:p text:style-name="Standard">Zona <text:s/>... del Piano di Bacino Provinciale Ambito 15</text:p>
      <text:p text:style-name="Standard"/>
      <text:p text:style-name="P1">La richiesta in esame è relativa ad autorizzazione paesaggistica ai sensi dell'art. 146 del D.Lgs 42/2004 e s.m.i. per <text:s/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)</text:p>
      <text:p text:style-name="P1">La richiesta è corredata da relazione paesaggistica semplificata redatta secondo il modello dell'Allegato D di cui all'art. 8, comma 1 del D.P.R. 31/2017.</text:p>
      <text:p text:style-name="P1">Si rileva che l'area risulta sottoposta a vincolo paesaggistico con dichiarazione di notevole interesse pubblico paesaggistico di cui al <text:s/>D.M. 11/06/1954 e D.M. 24/04/1985 e che gli interventi proposti, fatta salva la specifica valutazione paesaggistica di competenza della Soprintendenza, non contrastano con le indicazioni e con le norme puntuali di applicazione del P.T.C.P. che in particolare classifica l'area quale "Zona ............" regime di ............ dell'Assetto Insediativo (art. .. delle N.T.A.).</text:p>
      <text:p text:style-name="P1">Per quanto non espressamente evidenziato nella presente relazione si rimanda alla lettura degli elaborati grafici presentati unitamente alla relazione paesaggistica.</text:p>
      <text:p text:style-name="P6"><text:span text:style-name="T4">Le opere in progetto rientrano nell'elenco degli interventi di lieve entità soggetti a procedimento autorizzatorio semplificato descritti nell'Allegato B (punto B.</text:span><text:span text:style-name="T5">NN</text:span><text:span text:style-name="T4">) di cui all'art. 3, comma 1 del D.P.R. 31/2017.</text:span></text:p>
      <text:p text:style-name="P6"><text:span text:style-name="T4">La richiesta, con gli elaborati grafici e la documentazione pervenuta, viene inviata alla locale Soprintendenza per l'espressione del parere di competenza.</text:span></text:p>
      <text:p text:style-name="P2"/>
      <text:p text:style-name="P1">Santa Margherita Ligure, li <text:span text:style-name="T2"><text:date style:data-style-name="N37" text:date-value="2018-11-20T10:17:00.965845417" text:fixed="true">20/11/18</text:date></text:span></text:p>
      <text:p text:style-name="P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Collaboratrice</text:p>
            <text:p text:style-name="P3">Maria Grazia Cacciola</text:p>
          </table:table-cell>
          <table:table-cell table:style-name="Tabella1.A1" office:value-type="string">
            <text:p text:style-name="P3">Il Responsabile del Procedimento</text:p>
            <text:p text:style-name="P3">Geom. Renzo Giuricic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language="it" fo:country="IT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language="it" fo:country="IT" fo:font-style="italic" style:font-style-asian="italic"/>
    </style:style>
    <style:style style:name="Header" style:family="paragraph" style:parent-style-name="Standard" style:default-outline-level="" style:class="extra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stazione_20_tabella" style:display-name="Intestazione tabella" style:family="paragraph" style:parent-style-name="Table_20_Contents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definito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it" style:country-asian="IT" style:font-name-complex="Times New Roman1" style:font-family-complex="'Times New Roman'" style:font-family-generic-complex="system" style:font-pitch-complex="variable" style:font-size-complex="10pt" style:language-complex="hi" style:country-complex="IN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attere_20_predefinito_20_paragrafo" style:display-name="Carattere predefinito paragrafo" style:family="text"/>
    <style:style style:name="WW-Carattere_20_predefinito_20_paragrafo" style:display-name="WW-Carattere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5:18:00</meta:creation-date>
    <meta:initial-creator>cerulli.simone</meta:initial-creator>
    <dc:language>it-IT</dc:language>
    <meta:print-date>2012-11-12T09:39:00</meta:print-date>
    <dc:date>2018-11-20T10:17:13.281650554</dc:date>
    <meta:editing-cycles>9</meta:editing-cycles>
    <dc:title>COMMISSIONE LOCALE PER IL PAESAGGIO del ………………………………</dc:title>
    <meta:editing-duration>PT16M51S</meta:editing-duration>
    <meta:generator>LibreOffice/6.0.6.2$Linux_X86_64 LibreOffice_project/00m0$Build-2</meta:generator>
    <meta:document-statistic meta:table-count="1" meta:image-count="0" meta:object-count="0" meta:page-count="1" meta:paragraph-count="21" meta:word-count="272" meta:character-count="3669" meta:non-whitespace-character-count="3407"/>
    <meta:template xlink:type="simple" xlink:actuate="onRequest" xlink:title="Normal.dot" xlink:href=""/>
  </office:meta>
</office:document-meta>
</file>